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58.63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 style:data-style-name="N10111"/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 style:data-style-name="N1011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color="#ce181e"/>
    </style:style>
    <style:style style:name="ce9" style:family="table-cell" style:parent-style-name="Default" style:data-style-name="N10111">
      <style:text-properties fo:color="#ce181e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JanFeb2013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5" table:default-cell-style-name="ce5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any accounts, 2013-14</text:p>
          </table:table-cell>
          <table:covered-table-cell table:number-columns-repeated="4" table:style-name="Default"/>
          <table:covered-table-cell table:number-columns-repeated="4"/>
        </table:table-row>
        <table:table-row table:style-name="ro2">
          <table:table-cell table:style-name="ce2" office:value-type="string" calcext:value-type="string" table:number-columns-spanned="9" table:number-rows-spanned="1">
            <text:p>January – February</text:p>
          </table:table-cell>
          <table:covered-table-cell table:number-columns-repeated="4" table:style-name="Default"/>
          <table:covered-table-cell table:number-columns-repeated="4"/>
        </table:table-row>
        <table:table-row table:style-name="ro3">
          <table:table-cell/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Out</text:p>
          </table:table-cell>
          <table:table-cell table:style-name="ce3" office:value-type="string" calcext:value-type="string">
            <text:p>New balance</text:p>
          </table:table-cell>
          <table:table-cell table:style-name="ce3" office:value-type="string" calcext:value-type="string">
            <text:p>Description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1<text:span text:style-name="T1">st</text:span> January 2013</text:p>
          </table:table-cell>
          <table:table-cell office:value-type="currency" office:currency="GBP" office:value="34587.23" calcext:value-type="currency">
            <text:p>£34,587.23</text:p>
          </table:table-cell>
          <table:table-cell table:style-name="ce7" table:number-columns-repeated="3"/>
          <table:table-cell table:style-name="ce4" office:value-type="string" calcext:value-type="string">
            <text:p>Brought forward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11<text:span text:style-name="T1">th</text:span> January 2013</text:p>
          </table:table-cell>
          <table:table-cell office:value-type="currency" office:currency="GBP" office:value="34587.23" calcext:value-type="currency">
            <text:p>£34,587.23</text:p>
          </table:table-cell>
          <table:table-cell/>
          <table:table-cell office:value-type="currency" office:currency="GBP" office:value="623.45" calcext:value-type="currency">
            <text:p>£623.45</text:p>
          </table:table-cell>
          <table:table-cell table:formula="of:=[.B6]+[.C6]-[.D6]" office:value-type="currency" office:currency="GBP" office:value="33963.78" calcext:value-type="currency">
            <text:p>£33,963.78</text:p>
          </table:table-cell>
          <table:table-cell table:style-name="ce4" office:value-type="string" calcext:value-type="string">
            <text:p>Plumbing: visitor toilets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15<text:span text:style-name="T1">th</text:span> January 2013</text:p>
          </table:table-cell>
          <table:table-cell table:formula="of:=[.E6]" office:value-type="currency" office:currency="GBP" office:value="33963.78" calcext:value-type="currency">
            <text:p>£33,963.78</text:p>
          </table:table-cell>
          <table:table-cell office:value-type="currency" office:currency="GBP" office:value="2200" calcext:value-type="currency">
            <text:p>£2,200.00</text:p>
          </table:table-cell>
          <table:table-cell/>
          <table:table-cell table:formula="of:=[.B7]+[.C7]-[.D7]" office:value-type="currency" office:currency="GBP" office:value="36163.78" calcext:value-type="currency">
            <text:p>£36,163.78</text:p>
          </table:table-cell>
          <table:table-cell table:style-name="ce4" office:value-type="string" calcext:value-type="string">
            <text:p>Invoice paid: 2013-04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19<text:span text:style-name="T1">th</text:span> February 2013</text:p>
          </table:table-cell>
          <table:table-cell table:formula="of:=[.E7]" office:value-type="currency" office:currency="GBP" office:value="36163.78" calcext:value-type="currency">
            <text:p>£36,163.78</text:p>
          </table:table-cell>
          <table:table-cell/>
          <table:table-cell office:value-type="currency" office:currency="GBP" office:value="450" calcext:value-type="currency">
            <text:p>£450.00</text:p>
          </table:table-cell>
          <table:table-cell table:formula="of:=[.B8]+[.C8]-[.D8]" office:value-type="currency" office:currency="GBP" office:value="35713.78" calcext:value-type="currency">
            <text:p>£35,713.78</text:p>
          </table:table-cell>
          <table:table-cell table:style-name="ce4" office:value-type="string" calcext:value-type="string">
            <text:p>Electricity: quarterly bill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19<text:span text:style-name="T1">th</text:span> February 2013</text:p>
          </table:table-cell>
          <table:table-cell table:formula="of:=[.E8]" office:value-type="currency" office:currency="GBP" office:value="35713.78" calcext:value-type="currency">
            <text:p>£35,713.78</text:p>
          </table:table-cell>
          <table:table-cell/>
          <table:table-cell office:value-type="currency" office:currency="GBP" office:value="125" calcext:value-type="currency">
            <text:p>£125.00</text:p>
          </table:table-cell>
          <table:table-cell table:formula="of:=[.B9]+[.C9]-[.D9]" office:value-type="currency" office:currency="GBP" office:value="35588.78" calcext:value-type="currency">
            <text:p>£35,588.78</text:p>
          </table:table-cell>
          <table:table-cell table:style-name="ce4" office:value-type="string" calcext:value-type="string">
            <text:p>Water (waste): quaterly bill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19<text:span text:style-name="T1">th</text:span> February 2013</text:p>
          </table:table-cell>
          <table:table-cell table:formula="of:=[.E9]" office:value-type="currency" office:currency="GBP" office:value="35588.78" calcext:value-type="currency">
            <text:p>£35,588.78</text:p>
          </table:table-cell>
          <table:table-cell/>
          <table:table-cell office:value-type="currency" office:currency="GBP" office:value="230" calcext:value-type="currency">
            <text:p>£230.00</text:p>
          </table:table-cell>
          <table:table-cell table:formula="of:=[.B10]+[.C10]-[.D10]" office:value-type="currency" office:currency="GBP" office:value="35358.78" calcext:value-type="currency">
            <text:p>£35,358.78</text:p>
          </table:table-cell>
          <table:table-cell table:style-name="ce4" office:value-type="string" calcext:value-type="string">
            <text:p>Water (clean): quarterly bill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0<text:span text:style-name="T1">th</text:span> February 2013</text:p>
          </table:table-cell>
          <table:table-cell table:formula="of:=[.E10]" office:value-type="currency" office:currency="GBP" office:value="35358.78" calcext:value-type="currency">
            <text:p>£35,358.78</text:p>
          </table:table-cell>
          <table:table-cell office:value-type="currency" office:currency="GBP" office:value="500" calcext:value-type="currency">
            <text:p>£500.00</text:p>
          </table:table-cell>
          <table:table-cell/>
          <table:table-cell table:formula="of:=[.B11]+[.C11]-[.D11]" office:value-type="currency" office:currency="GBP" office:value="35858.78" calcext:value-type="currency">
            <text:p>£35,858.78</text:p>
          </table:table-cell>
          <table:table-cell table:style-name="ce4" office:value-type="string" calcext:value-type="string">
            <text:p>Invoice paid: 2013-05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5<text:span text:style-name="T1">th</text:span> January 2013</text:p>
          </table:table-cell>
          <table:table-cell table:formula="of:=[.E11]" office:value-type="currency" office:currency="GBP" office:value="35858.78" calcext:value-type="currency">
            <text:p>£35,858.78</text:p>
          </table:table-cell>
          <table:table-cell/>
          <table:table-cell office:value-type="currency" office:currency="GBP" office:value="2000" calcext:value-type="currency">
            <text:p>£2,000.00</text:p>
          </table:table-cell>
          <table:table-cell table:formula="of:=[.B12]+[.C12]-[.D12]" office:value-type="currency" office:currency="GBP" office:value="33858.78" calcext:value-type="currency">
            <text:p>£33,858.78</text:p>
          </table:table-cell>
          <table:table-cell table:style-name="ce4" office:value-type="string" calcext:value-type="string">
            <text:p>Salary: Head of customer service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<text:span text:style-name="T2">25</text:span><text:span text:style-name="T3">th</text:span><text:span text:style-name="T2"> January 2013</text:span></text:p>
          </table:table-cell>
          <table:table-cell table:formula="of:=[.E12]" office:value-type="currency" office:currency="GBP" office:value="33858.78" calcext:value-type="currency">
            <text:p>£33,858.78</text:p>
          </table:table-cell>
          <table:table-cell/>
          <table:table-cell office:value-type="currency" office:currency="GBP" office:value="2500" calcext:value-type="currency">
            <text:p>£2,500.00</text:p>
          </table:table-cell>
          <table:table-cell table:formula="of:=[.B13]+[.C13]-[.D13]" office:value-type="currency" office:currency="GBP" office:value="31358.78" calcext:value-type="currency">
            <text:p>£31,358.78</text:p>
          </table:table-cell>
          <table:table-cell table:style-name="ce4" office:value-type="string" calcext:value-type="string">
            <text:p>Salary: CEO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5<text:span text:style-name="T1">th</text:span> January 2013</text:p>
          </table:table-cell>
          <table:table-cell table:formula="of:=[.E13]" office:value-type="currency" office:currency="GBP" office:value="31358.78" calcext:value-type="currency">
            <text:p>£31,358.78</text:p>
          </table:table-cell>
          <table:table-cell/>
          <table:table-cell office:value-type="currency" office:currency="GBP" office:value="1050" calcext:value-type="currency">
            <text:p>£1,050.00</text:p>
          </table:table-cell>
          <table:table-cell table:formula="of:=[.B14]+[.C14]-[.D14]" office:value-type="currency" office:currency="GBP" office:value="30308.78" calcext:value-type="currency">
            <text:p>£30,308.78</text:p>
          </table:table-cell>
          <table:table-cell table:style-name="ce4" office:value-type="string" calcext:value-type="string">
            <text:p>Salary: Customer service assistant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5<text:span text:style-name="T1">th</text:span> January 2013</text:p>
          </table:table-cell>
          <table:table-cell table:formula="of:=[.E14]" office:value-type="currency" office:currency="GBP" office:value="30308.78" calcext:value-type="currency">
            <text:p>£30,308.78</text:p>
          </table:table-cell>
          <table:table-cell/>
          <table:table-cell office:value-type="currency" office:currency="GBP" office:value="1050" calcext:value-type="currency">
            <text:p>£1,050.00</text:p>
          </table:table-cell>
          <table:table-cell table:formula="of:=[.B15]+[.C15]-[.D15]" office:value-type="currency" office:currency="GBP" office:value="29258.78" calcext:value-type="currency">
            <text:p>£29,258.78</text:p>
          </table:table-cell>
          <table:table-cell table:style-name="ce4" office:value-type="string" calcext:value-type="string">
            <text:p>Salary: Customer service assistant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5<text:span text:style-name="T1">th</text:span> January 2013</text:p>
          </table:table-cell>
          <table:table-cell table:formula="of:=[.E15]" office:value-type="currency" office:currency="GBP" office:value="29258.78" calcext:value-type="currency">
            <text:p>£29,258.78</text:p>
          </table:table-cell>
          <table:table-cell/>
          <table:table-cell office:value-type="currency" office:currency="GBP" office:value="1120" calcext:value-type="currency">
            <text:p>£1,120.00</text:p>
          </table:table-cell>
          <table:table-cell table:formula="of:=[.B16]+[.C16]-[.D16]" office:value-type="currency" office:currency="GBP" office:value="28138.78" calcext:value-type="currency">
            <text:p>£28,138.78</text:p>
          </table:table-cell>
          <table:table-cell table:style-name="ce4" office:value-type="string" calcext:value-type="string">
            <text:p>Salary: Customer service assistant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5<text:span text:style-name="T1">th</text:span> January 2013</text:p>
          </table:table-cell>
          <table:table-cell table:formula="of:=[.E16]" office:value-type="currency" office:currency="GBP" office:value="28138.78" calcext:value-type="currency">
            <text:p>£28,138.78</text:p>
          </table:table-cell>
          <table:table-cell/>
          <table:table-cell office:value-type="currency" office:currency="GBP" office:value="2420" calcext:value-type="currency">
            <text:p>£2,420.00</text:p>
          </table:table-cell>
          <table:table-cell table:formula="of:=[.B17]+[.C17]-[.D17]" office:value-type="currency" office:currency="GBP" office:value="25718.78" calcext:value-type="currency">
            <text:p>£25,718.78</text:p>
          </table:table-cell>
          <table:table-cell table:style-name="ce4" office:value-type="string" calcext:value-type="string">
            <text:p>Salary: Finance director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6<text:span text:style-name="T1">th</text:span> February 2013</text:p>
          </table:table-cell>
          <table:table-cell table:formula="of:=[.E17]" office:value-type="currency" office:currency="GBP" office:value="25718.78" calcext:value-type="currency">
            <text:p>£25,718.78</text:p>
          </table:table-cell>
          <table:table-cell/>
          <table:table-cell office:value-type="currency" office:currency="GBP" office:value="2000" calcext:value-type="currency">
            <text:p>£2,000.00</text:p>
          </table:table-cell>
          <table:table-cell table:formula="of:=[.B18]+[.C18]-[.D18]" office:value-type="currency" office:currency="GBP" office:value="23718.78" calcext:value-type="currency">
            <text:p>£23,718.78</text:p>
          </table:table-cell>
          <table:table-cell table:style-name="ce4" office:value-type="string" calcext:value-type="string">
            <text:p>Salary: Head of customer service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6<text:span text:style-name="T1">th</text:span> February 2013</text:p>
          </table:table-cell>
          <table:table-cell table:formula="of:=[.E18]" office:value-type="currency" office:currency="GBP" office:value="23718.78" calcext:value-type="currency">
            <text:p>£23,718.78</text:p>
          </table:table-cell>
          <table:table-cell/>
          <table:table-cell office:value-type="currency" office:currency="GBP" office:value="2500" calcext:value-type="currency">
            <text:p>£2,500.00</text:p>
          </table:table-cell>
          <table:table-cell table:formula="of:=[.B19]+[.C19]-[.D19]" office:value-type="currency" office:currency="GBP" office:value="21218.78" calcext:value-type="currency">
            <text:p>£21,218.78</text:p>
          </table:table-cell>
          <table:table-cell table:style-name="ce4" office:value-type="string" calcext:value-type="string">
            <text:p>Salary: CEO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6<text:span text:style-name="T1">th</text:span> February 2013</text:p>
          </table:table-cell>
          <table:table-cell table:formula="of:=[.E19]" office:value-type="currency" office:currency="GBP" office:value="21218.78" calcext:value-type="currency">
            <text:p>£21,218.78</text:p>
          </table:table-cell>
          <table:table-cell/>
          <table:table-cell office:value-type="currency" office:currency="GBP" office:value="1050" calcext:value-type="currency">
            <text:p>£1,050.00</text:p>
          </table:table-cell>
          <table:table-cell table:formula="of:=[.B20]+[.C20]-[.D20]" office:value-type="currency" office:currency="GBP" office:value="20168.78" calcext:value-type="currency">
            <text:p>£20,168.78</text:p>
          </table:table-cell>
          <table:table-cell table:style-name="ce4" office:value-type="string" calcext:value-type="string">
            <text:p>Salary: Customer service assistant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6<text:span text:style-name="T1">th</text:span> February 2013</text:p>
          </table:table-cell>
          <table:table-cell table:formula="of:=[.E20]" office:value-type="currency" office:currency="GBP" office:value="20168.78" calcext:value-type="currency">
            <text:p>£20,168.78</text:p>
          </table:table-cell>
          <table:table-cell/>
          <table:table-cell office:value-type="currency" office:currency="GBP" office:value="1050" calcext:value-type="currency">
            <text:p>£1,050.00</text:p>
          </table:table-cell>
          <table:table-cell table:formula="of:=[.B21]+[.C21]-[.D21]" office:value-type="currency" office:currency="GBP" office:value="19118.78" calcext:value-type="currency">
            <text:p>£19,118.78</text:p>
          </table:table-cell>
          <table:table-cell table:style-name="ce4" office:value-type="string" calcext:value-type="string">
            <text:p>Salary: Customer service assistant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6<text:span text:style-name="T1">th</text:span> February 2013</text:p>
          </table:table-cell>
          <table:table-cell table:formula="of:=[.E21]" office:value-type="currency" office:currency="GBP" office:value="19118.78" calcext:value-type="currency">
            <text:p>£19,118.78</text:p>
          </table:table-cell>
          <table:table-cell/>
          <table:table-cell office:value-type="currency" office:currency="GBP" office:value="1120" calcext:value-type="currency">
            <text:p>£1,120.00</text:p>
          </table:table-cell>
          <table:table-cell table:formula="of:=[.B22]+[.C22]-[.D22]" office:value-type="currency" office:currency="GBP" office:value="17998.78" calcext:value-type="currency">
            <text:p>£17,998.78</text:p>
          </table:table-cell>
          <table:table-cell table:style-name="ce4" office:value-type="string" calcext:value-type="string">
            <text:p>Salary: Customer service assistant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6<text:span text:style-name="T1">th</text:span> February 2013</text:p>
          </table:table-cell>
          <table:table-cell table:formula="of:=[.E22]" office:value-type="currency" office:currency="GBP" office:value="17998.78" calcext:value-type="currency">
            <text:p>£17,998.78</text:p>
          </table:table-cell>
          <table:table-cell/>
          <table:table-cell office:value-type="currency" office:currency="GBP" office:value="2420" calcext:value-type="currency">
            <text:p>£2,420.00</text:p>
          </table:table-cell>
          <table:table-cell table:formula="of:=[.B23]+[.C23]-[.D23]" office:value-type="currency" office:currency="GBP" office:value="15578.78" calcext:value-type="currency">
            <text:p>£15,578.78</text:p>
          </table:table-cell>
          <table:table-cell table:style-name="ce4" office:value-type="string" calcext:value-type="string">
            <text:p>Salary: Finance director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>28<text:span text:style-name="T1">th</text:span> February 2013</text:p>
          </table:table-cell>
          <table:table-cell table:formula="of:=[.E23]" office:value-type="currency" office:currency="GBP" office:value="15578.78" calcext:value-type="currency">
            <text:p>£15,578.78</text:p>
          </table:table-cell>
          <table:table-cell/>
          <table:table-cell office:value-type="currency" office:currency="GBP" office:value="600" calcext:value-type="currency">
            <text:p>£600.00</text:p>
          </table:table-cell>
          <table:table-cell table:formula="of:=[.B24]+[.C24]-[.D24]" office:value-type="currency" office:currency="GBP" office:value="14978.78" calcext:value-type="currency">
            <text:p>£14,978.78</text:p>
          </table:table-cell>
          <table:table-cell table:style-name="ce4" office:value-type="string" calcext:value-type="string">
            <text:p>Business rates</text:p>
          </table:table-cell>
          <table:table-cell table:number-columns-repeated="3"/>
        </table:table-row>
        <table:table-row table:style-name="ro3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3" table:number-rows-repeated="9">
          <table:table-cell/>
          <table:table-cell table:style-name="ce6" table:number-columns-repeated="2"/>
          <table:table-cell table:style-name="ce9"/>
          <table:table-cell table:style-name="ce6"/>
          <table:table-cell table:number-columns-repeated="4"/>
        </table:table-row>
        <table:table-row table:style-name="ro3" table:number-rows-repeated="5">
          <table:table-cell/>
          <table:table-cell table:style-name="ce6" table:number-columns-repeated="4"/>
          <table:table-cell table:number-columns-repeated="4"/>
        </table:table-row>
        <table:table-row table:style-name="ro3">
          <table:table-cell/>
          <table:table-cell table:style-name="ce6" table:number-columns-repeated="4"/>
          <table:table-cell table:number-columns-repeated="4"/>
        </table:table-row>
      </table:table>
      <table:named-expressions/>
      <table:database-ranges>
        <table:database-range table:name="__Anonymous_Sheet_DB__0" table:target-range-address="JanFeb2013.A4:JanFeb2013.F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1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">
      <style:text-properties fo:color="#000000" fo:font-weight="bold"/>
    </style:style>
    <style:style style:name="Heading1" style:family="table-cell" style:parent-style-name="Heading">
      <style:text-properties fo:font-size="10pt"/>
    </style:style>
    <style:style style:name="Background" style:family="table-cell" style:parent-style-name="Default">
      <style:table-cell-properties fo:background-color="#333300"/>
      <style:text-properties fo:color="#c0c0c0"/>
    </style:style>
    <style:style style:name="Card" style:family="table-cell" style:parent-style-name="Default">
      <style:table-cell-properties fo:background-color="#ffcc00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35mm" style:vertical-align="automatic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8:09:21.2579181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7:46:50.134052468</meta:creation-date>
    <dc:date>2019-07-13T18:13:18.079040908</dc:date>
    <meta:editing-duration>PT2M31S</meta:editing-duration>
    <meta:editing-cycles>3</meta:editing-cycles>
    <meta:generator>LibreOffice/6.1.5.2$Linux_X86_64 LibreOffice_project/10$Build-2</meta:generator>
    <meta:document-statistic meta:table-count="1" meta:cell-count="106" meta:object-count="0"/>
  </office:meta>
</office:document-meta>
</file>